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457in"/>
    </style:style>
    <style:style style:name="co2" style:family="table-column">
      <style:table-column-properties fo:break-before="auto" style:column-width="1.1075in"/>
    </style:style>
    <style:style style:name="co3" style:family="table-column">
      <style:table-column-properties fo:break-before="auto" style:column-width="0.8929in"/>
    </style:style>
    <style:style style:name="co4" style:family="table-column">
      <style:table-column-properties fo:break-before="auto" style:column-width="0.8717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228b22"/>
    </style:style>
    <style:style style:name="ce2" style:family="table-cell" style:parent-style-name="Default">
      <style:text-properties fo:color="#c9211e"/>
    </style:style>
    <style:style style:name="ce3" style:family="table-cell" style:parent-style-name="Default">
      <style:text-properties fo:color="#0000ff"/>
    </style:style>
    <style:style style:name="ce4" style:family="table-cell" style:parent-style-name="Default">
      <style:text-properties fo:color="#006400"/>
    </style:style>
  </office:automatic-styles>
  <office:body>
    <office:spreadsheet>
      <table:calculation-settings table:automatic-find-labels="false" table:use-regular-expressions="false" table:use-wildcards="true"/>
      <table:table table:name="GDSC_metadat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COSMIC_ID</text:p>
          </table:table-cell>
          <table:table-cell office:value-type="string" calcext:value-type="string">
            <text:p>TCGA_labe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U565</text:p>
          </table:table-cell>
          <table:table-cell office:value-type="float" office:value="910704" calcext:value-type="float">
            <text:p>910704</text:p>
          </table:table-cell>
          <table:table-cell office:value-type="string" calcext:value-type="string">
            <text:p>BRC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T-20</text:p>
          </table:table-cell>
          <table:table-cell office:value-type="float" office:value="906801" calcext:value-type="float">
            <text:p>906801</text:p>
          </table:table-cell>
          <table:table-cell office:value-type="string" calcext:value-type="string">
            <text:p>BRC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BT-474</text:p>
          </table:table-cell>
          <table:table-cell office:value-type="float" office:value="946359" calcext:value-type="float">
            <text:p>946359</text:p>
          </table:table-cell>
          <table:table-cell office:value-type="string" calcext:value-type="string">
            <text:p>BRC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BT-483</text:p>
          </table:table-cell>
          <table:table-cell office:value-type="float" office:value="949093" calcext:value-type="float">
            <text:p>949093</text:p>
          </table:table-cell>
          <table:table-cell office:value-type="string" calcext:value-type="string">
            <text:p>BRC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AL-120</text:p>
          </table:table-cell>
          <table:table-cell office:value-type="float" office:value="906826" calcext:value-type="float">
            <text:p>906826</text:p>
          </table:table-cell>
          <table:table-cell office:value-type="string" calcext:value-type="string">
            <text:p>BRCA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AL-148</text:p>
          </table:table-cell>
          <table:table-cell office:value-type="float" office:value="924106" calcext:value-type="float">
            <text:p>924106</text:p>
          </table:table-cell>
          <table:table-cell office:value-type="string" calcext:value-type="string">
            <text:p>BRCA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AL-51</text:p>
          </table:table-cell>
          <table:table-cell office:value-type="float" office:value="910927" calcext:value-type="float">
            <text:p>910927</text:p>
          </table:table-cell>
          <table:table-cell office:value-type="string" calcext:value-type="string">
            <text:p>BRCA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" office:value-type="string" calcext:value-type="string">
            <text:p>CAL-85-1</text:p>
          </table:table-cell>
          <table:table-cell office:value-type="float" office:value="910852" calcext:value-type="float">
            <text:p>910852</text:p>
          </table:table-cell>
          <table:table-cell office:value-type="string" calcext:value-type="string">
            <text:p>BRCA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" office:value-type="string" calcext:value-type="string">
            <text:p>CAMA-1</text:p>
          </table:table-cell>
          <table:table-cell office:value-type="float" office:value="946382" calcext:value-type="float">
            <text:p>946382</text:p>
          </table:table-cell>
          <table:table-cell office:value-type="string" calcext:value-type="string">
            <text:p>BRCA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OLO-824</text:p>
          </table:table-cell>
          <table:table-cell office:value-type="float" office:value="906812" calcext:value-type="float">
            <text:p>906812</text:p>
          </table:table-cell>
          <table:table-cell office:value-type="string" calcext:value-type="string">
            <text:p>BRCA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DU-4475</text:p>
          </table:table-cell>
          <table:table-cell office:value-type="float" office:value="906844" calcext:value-type="float">
            <text:p>906844</text:p>
          </table:table-cell>
          <table:table-cell office:value-type="string" calcext:value-type="string">
            <text:p>BRCA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" office:value-type="string" calcext:value-type="string">
            <text:p>EFM-19</text:p>
          </table:table-cell>
          <table:table-cell office:value-type="float" office:value="906851" calcext:value-type="float">
            <text:p>906851</text:p>
          </table:table-cell>
          <table:table-cell office:value-type="string" calcext:value-type="string">
            <text:p>BRCA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1" office:value-type="string" calcext:value-type="string">
            <text:p>EFM-192A</text:p>
          </table:table-cell>
          <table:table-cell office:value-type="float" office:value="1290798" calcext:value-type="float">
            <text:p>1290798</text:p>
          </table:table-cell>
          <table:table-cell office:value-type="string" calcext:value-type="string">
            <text:p>BRCA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1" office:value-type="string" calcext:value-type="string">
            <text:p>EVSA-T</text:p>
          </table:table-cell>
          <table:table-cell office:value-type="float" office:value="906862" calcext:value-type="float">
            <text:p>906862</text:p>
          </table:table-cell>
          <table:table-cell office:value-type="string" calcext:value-type="string">
            <text:p>BRCA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HCC1143</text:p>
          </table:table-cell>
          <table:table-cell office:value-type="float" office:value="749710" calcext:value-type="float">
            <text:p>749710</text:p>
          </table:table-cell>
          <table:table-cell office:value-type="string" calcext:value-type="string">
            <text:p>BRCA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HCC1187</text:p>
          </table:table-cell>
          <table:table-cell office:value-type="float" office:value="749711" calcext:value-type="float">
            <text:p>749711</text:p>
          </table:table-cell>
          <table:table-cell office:value-type="string" calcext:value-type="string">
            <text:p>BRCA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HCC1395</text:p>
          </table:table-cell>
          <table:table-cell office:value-type="float" office:value="749712" calcext:value-type="float">
            <text:p>749712</text:p>
          </table:table-cell>
          <table:table-cell office:value-type="string" calcext:value-type="string">
            <text:p>BRCA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1" office:value-type="string" calcext:value-type="string">
            <text:p>HCC1419</text:p>
          </table:table-cell>
          <table:table-cell office:value-type="float" office:value="907045" calcext:value-type="float">
            <text:p>907045</text:p>
          </table:table-cell>
          <table:table-cell office:value-type="string" calcext:value-type="string">
            <text:p>BRCA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HCC1428</text:p>
          </table:table-cell>
          <table:table-cell office:value-type="float" office:value="1290905" calcext:value-type="float">
            <text:p>1290905</text:p>
          </table:table-cell>
          <table:table-cell office:value-type="string" calcext:value-type="string">
            <text:p>BRCA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HCC1500</text:p>
          </table:table-cell>
          <table:table-cell office:value-type="float" office:value="1303900" calcext:value-type="float">
            <text:p>1303900</text:p>
          </table:table-cell>
          <table:table-cell office:value-type="string" calcext:value-type="string">
            <text:p>BRCA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HCC1569</text:p>
          </table:table-cell>
          <table:table-cell office:value-type="float" office:value="907046" calcext:value-type="float">
            <text:p>907046</text:p>
          </table:table-cell>
          <table:table-cell office:value-type="string" calcext:value-type="string">
            <text:p>BRCA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HCC1599</text:p>
          </table:table-cell>
          <table:table-cell office:value-type="float" office:value="749713" calcext:value-type="float">
            <text:p>749713</text:p>
          </table:table-cell>
          <table:table-cell office:value-type="string" calcext:value-type="string">
            <text:p>BRCA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2" office:value-type="string" calcext:value-type="string">
            <text:p>HCC1937</text:p>
          </table:table-cell>
          <table:table-cell office:value-type="float" office:value="749714" calcext:value-type="float">
            <text:p>749714</text:p>
          </table:table-cell>
          <table:table-cell office:value-type="string" calcext:value-type="string">
            <text:p>BRCA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HCC1954</text:p>
          </table:table-cell>
          <table:table-cell office:value-type="float" office:value="749709" calcext:value-type="float">
            <text:p>749709</text:p>
          </table:table-cell>
          <table:table-cell office:value-type="string" calcext:value-type="string">
            <text:p>BRCA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1" office:value-type="string" calcext:value-type="string">
            <text:p>HCC202</text:p>
          </table:table-cell>
          <table:table-cell office:value-type="float" office:value="1290906" calcext:value-type="float">
            <text:p>1290906</text:p>
          </table:table-cell>
          <table:table-cell office:value-type="string" calcext:value-type="string">
            <text:p>BRCA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HCC2157</text:p>
          </table:table-cell>
          <table:table-cell office:value-type="float" office:value="749715" calcext:value-type="float">
            <text:p>749715</text:p>
          </table:table-cell>
          <table:table-cell office:value-type="string" calcext:value-type="string">
            <text:p>BRCA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1" office:value-type="string" calcext:value-type="string">
            <text:p>HCC2218</text:p>
          </table:table-cell>
          <table:table-cell office:value-type="float" office:value="749716" calcext:value-type="float">
            <text:p>749716</text:p>
          </table:table-cell>
          <table:table-cell office:value-type="string" calcext:value-type="string">
            <text:p>BRCA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HCC38</text:p>
          </table:table-cell>
          <table:table-cell office:value-type="float" office:value="749717" calcext:value-type="float">
            <text:p>749717</text:p>
          </table:table-cell>
          <table:table-cell office:value-type="string" calcext:value-type="string">
            <text:p>BRCA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2" office:value-type="string" calcext:value-type="string">
            <text:p>HCC70</text:p>
          </table:table-cell>
          <table:table-cell office:value-type="float" office:value="907048" calcext:value-type="float">
            <text:p>907048</text:p>
          </table:table-cell>
          <table:table-cell office:value-type="string" calcext:value-type="string">
            <text:p>BRCA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2" office:value-type="string" calcext:value-type="string">
            <text:p>HDQ-P1</text:p>
          </table:table-cell>
          <table:table-cell office:value-type="float" office:value="1290922" calcext:value-type="float">
            <text:p>1290922</text:p>
          </table:table-cell>
          <table:table-cell office:value-type="string" calcext:value-type="string">
            <text:p>BRCA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Hs-578-T</text:p>
          </table:table-cell>
          <table:table-cell office:value-type="float" office:value="905957" calcext:value-type="float">
            <text:p>905957</text:p>
          </table:table-cell>
          <table:table-cell office:value-type="string" calcext:value-type="string">
            <text:p>BRCA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MCF7</text:p>
          </table:table-cell>
          <table:table-cell office:value-type="float" office:value="905946" calcext:value-type="float">
            <text:p>905946</text:p>
          </table:table-cell>
          <table:table-cell office:value-type="string" calcext:value-type="string">
            <text:p>BRCA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MDA-MB-157</text:p>
          </table:table-cell>
          <table:table-cell office:value-type="float" office:value="925338" calcext:value-type="float">
            <text:p>925338</text:p>
          </table:table-cell>
          <table:table-cell office:value-type="string" calcext:value-type="string">
            <text:p>BRCA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MDA-MB-231</text:p>
          </table:table-cell>
          <table:table-cell office:value-type="float" office:value="905960" calcext:value-type="float">
            <text:p>905960</text:p>
          </table:table-cell>
          <table:table-cell office:value-type="string" calcext:value-type="string">
            <text:p>BRCA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1" office:value-type="string" calcext:value-type="string">
            <text:p>MDA-MB-330</text:p>
          </table:table-cell>
          <table:table-cell office:value-type="float" office:value="1330941" calcext:value-type="float">
            <text:p>1330941</text:p>
          </table:table-cell>
          <table:table-cell office:value-type="string" calcext:value-type="string">
            <text:p>BRCA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MDA-MB-361</text:p>
          </table:table-cell>
          <table:table-cell office:value-type="float" office:value="908121" calcext:value-type="float">
            <text:p>908121</text:p>
          </table:table-cell>
          <table:table-cell office:value-type="string" calcext:value-type="string">
            <text:p>BRCA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1" office:value-type="string" calcext:value-type="string">
            <text:p>MDA-MB-415</text:p>
          </table:table-cell>
          <table:table-cell office:value-type="float" office:value="924240" calcext:value-type="float">
            <text:p>924240</text:p>
          </table:table-cell>
          <table:table-cell office:value-type="string" calcext:value-type="string">
            <text:p>BRCA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MDA-MB-436</text:p>
          </table:table-cell>
          <table:table-cell office:value-type="float" office:value="1240172" calcext:value-type="float">
            <text:p>1240172</text:p>
          </table:table-cell>
          <table:table-cell office:value-type="string" calcext:value-type="string">
            <text:p>BRCA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1" office:value-type="string" calcext:value-type="string">
            <text:p>MDA-MB-453</text:p>
          </table:table-cell>
          <table:table-cell office:value-type="float" office:value="908122" calcext:value-type="float">
            <text:p>908122</text:p>
          </table:table-cell>
          <table:table-cell office:value-type="string" calcext:value-type="string">
            <text:p>BRCA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2" office:value-type="string" calcext:value-type="string">
            <text:p>MDA-MB-468</text:p>
          </table:table-cell>
          <table:table-cell office:value-type="float" office:value="908123" calcext:value-type="float">
            <text:p>908123</text:p>
          </table:table-cell>
          <table:table-cell office:value-type="string" calcext:value-type="string">
            <text:p>BRCA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1" office:value-type="string" calcext:value-type="string">
            <text:p>MFM-223</text:p>
          </table:table-cell>
          <table:table-cell office:value-type="float" office:value="910948" calcext:value-type="float">
            <text:p>910948</text:p>
          </table:table-cell>
          <table:table-cell office:value-type="string" calcext:value-type="string">
            <text:p>BRCA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MRK-nu-1</text:p>
          </table:table-cell>
          <table:table-cell office:value-type="float" office:value="908151" calcext:value-type="float">
            <text:p>908151</text:p>
          </table:table-cell>
          <table:table-cell office:value-type="string" calcext:value-type="string">
            <text:p>BRCA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OCUB-M</text:p>
          </table:table-cell>
          <table:table-cell office:value-type="float" office:value="909256" calcext:value-type="float">
            <text:p>909256</text:p>
          </table:table-cell>
          <table:table-cell office:value-type="string" calcext:value-type="string">
            <text:p>BRCA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T47D</text:p>
          </table:table-cell>
          <table:table-cell office:value-type="float" office:value="905945" calcext:value-type="float">
            <text:p>905945</text:p>
          </table:table-cell>
          <table:table-cell office:value-type="string" calcext:value-type="string">
            <text:p>BRCA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UACC-812</text:p>
          </table:table-cell>
          <table:table-cell office:value-type="float" office:value="910910" calcext:value-type="float">
            <text:p>910910</text:p>
          </table:table-cell>
          <table:table-cell office:value-type="string" calcext:value-type="string">
            <text:p>BRCA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1" office:value-type="string" calcext:value-type="string">
            <text:p>UACC-893</text:p>
          </table:table-cell>
          <table:table-cell office:value-type="float" office:value="909778" calcext:value-type="float">
            <text:p>909778</text:p>
          </table:table-cell>
          <table:table-cell office:value-type="string" calcext:value-type="string">
            <text:p>BRCA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C2BBe1</text:p>
          </table:table-cell>
          <table:table-cell office:value-type="float" office:value="910700" calcext:value-type="float">
            <text:p>910700</text:p>
          </table:table-cell>
          <table:table-cell office:value-type="string" calcext:value-type="string">
            <text:p>COAD/READ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2" office:value-type="string" calcext:value-type="string">
            <text:p>CaR-1</text:p>
          </table:table-cell>
          <table:table-cell office:value-type="float" office:value="924108" calcext:value-type="float">
            <text:p>924108</text:p>
          </table:table-cell>
          <table:table-cell office:value-type="string" calcext:value-type="string">
            <text:p>COAD/READ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3" office:value-type="string" calcext:value-type="string">
            <text:p>CCK-81</text:p>
          </table:table-cell>
          <table:table-cell office:value-type="float" office:value="1240123" calcext:value-type="float">
            <text:p>1240123</text:p>
          </table:table-cell>
          <table:table-cell office:value-type="string" calcext:value-type="string">
            <text:p>COAD/READ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3" office:value-type="string" calcext:value-type="string">
            <text:p>CL-11</text:p>
          </table:table-cell>
          <table:table-cell office:value-type="float" office:value="1290769" calcext:value-type="float">
            <text:p>1290769</text:p>
          </table:table-cell>
          <table:table-cell office:value-type="string" calcext:value-type="string">
            <text:p>COAD/READ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ce3" office:value-type="string" calcext:value-type="string">
            <text:p>COLO-205</text:p>
          </table:table-cell>
          <table:table-cell office:value-type="float" office:value="905961" calcext:value-type="float">
            <text:p>905961</text:p>
          </table:table-cell>
          <table:table-cell office:value-type="string" calcext:value-type="string">
            <text:p>COAD/READ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COLO-320-HSR</text:p>
          </table:table-cell>
          <table:table-cell office:value-type="float" office:value="910569" calcext:value-type="float">
            <text:p>910569</text:p>
          </table:table-cell>
          <table:table-cell office:value-type="string" calcext:value-type="string">
            <text:p>COAD/READ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COLO-678</text:p>
          </table:table-cell>
          <table:table-cell office:value-type="float" office:value="910689" calcext:value-type="float">
            <text:p>910689</text:p>
          </table:table-cell>
          <table:table-cell office:value-type="string" calcext:value-type="string">
            <text:p>COAD/READ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style-name="ce3" office:value-type="string" calcext:value-type="string">
            <text:p>CW-2</text:p>
          </table:table-cell>
          <table:table-cell office:value-type="float" office:value="910554" calcext:value-type="float">
            <text:p>910554</text:p>
          </table:table-cell>
          <table:table-cell office:value-type="string" calcext:value-type="string">
            <text:p>COAD/READ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3" office:value-type="string" calcext:value-type="string">
            <text:p>GP5d</text:p>
          </table:table-cell>
          <table:table-cell office:value-type="float" office:value="907291" calcext:value-type="float">
            <text:p>907291</text:p>
          </table:table-cell>
          <table:table-cell office:value-type="string" calcext:value-type="string">
            <text:p>COAD/READ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ce3" office:value-type="string" calcext:value-type="string">
            <text:p>HCC2998</text:p>
          </table:table-cell>
          <table:table-cell office:value-type="float" office:value="905971" calcext:value-type="float">
            <text:p>905971</text:p>
          </table:table-cell>
          <table:table-cell office:value-type="string" calcext:value-type="string">
            <text:p>COAD/READ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ce3" office:value-type="string" calcext:value-type="string">
            <text:p>HCC-56</text:p>
          </table:table-cell>
          <table:table-cell office:value-type="float" office:value="1290907" calcext:value-type="float">
            <text:p>1290907</text:p>
          </table:table-cell>
          <table:table-cell table:style-name="ce4" office:value-type="string" calcext:value-type="string">
            <text:p>COAD/READ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HCT-116</text:p>
          </table:table-cell>
          <table:table-cell office:value-type="float" office:value="905936" calcext:value-type="float">
            <text:p>905936</text:p>
          </table:table-cell>
          <table:table-cell office:value-type="string" calcext:value-type="string">
            <text:p>COAD/READ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HCT-15</text:p>
          </table:table-cell>
          <table:table-cell office:value-type="float" office:value="905937" calcext:value-type="float">
            <text:p>905937</text:p>
          </table:table-cell>
          <table:table-cell office:value-type="string" calcext:value-type="string">
            <text:p>COAD/READ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3" office:value-type="string" calcext:value-type="string">
            <text:p>HT-115</text:p>
          </table:table-cell>
          <table:table-cell office:value-type="float" office:value="907289" calcext:value-type="float">
            <text:p>907289</text:p>
          </table:table-cell>
          <table:table-cell office:value-type="string" calcext:value-type="string">
            <text:p>COAD/READ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ce3" office:value-type="string" calcext:value-type="string">
            <text:p>HT-29</text:p>
          </table:table-cell>
          <table:table-cell office:value-type="float" office:value="905939" calcext:value-type="float">
            <text:p>905939</text:p>
          </table:table-cell>
          <table:table-cell office:value-type="string" calcext:value-type="string">
            <text:p>COAD/READ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ce3" office:value-type="string" calcext:value-type="string">
            <text:p>HT55</text:p>
          </table:table-cell>
          <table:table-cell office:value-type="float" office:value="907287" calcext:value-type="float">
            <text:p>907287</text:p>
          </table:table-cell>
          <table:table-cell office:value-type="string" calcext:value-type="string">
            <text:p>COAD/READ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ce3" office:value-type="string" calcext:value-type="string">
            <text:p>KM12</text:p>
          </table:table-cell>
          <table:table-cell office:value-type="float" office:value="905989" calcext:value-type="float">
            <text:p>905989</text:p>
          </table:table-cell>
          <table:table-cell office:value-type="string" calcext:value-type="string">
            <text:p>COAD/READ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ce3" office:value-type="string" calcext:value-type="string">
            <text:p>LoVo</text:p>
          </table:table-cell>
          <table:table-cell office:value-type="float" office:value="907790" calcext:value-type="float">
            <text:p>907790</text:p>
          </table:table-cell>
          <table:table-cell office:value-type="string" calcext:value-type="string">
            <text:p>COAD/READ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ce3" office:value-type="string" calcext:value-type="string">
            <text:p>LS-1034</text:p>
          </table:table-cell>
          <table:table-cell office:value-type="float" office:value="917486" calcext:value-type="float">
            <text:p>917486</text:p>
          </table:table-cell>
          <table:table-cell office:value-type="string" calcext:value-type="string">
            <text:p>COAD/READ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LS-123</text:p>
          </table:table-cell>
          <table:table-cell office:value-type="float" office:value="907792" calcext:value-type="float">
            <text:p>907792</text:p>
          </table:table-cell>
          <table:table-cell office:value-type="string" calcext:value-type="string">
            <text:p>COAD/READ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style-name="ce3" office:value-type="string" calcext:value-type="string">
            <text:p>LS-180</text:p>
          </table:table-cell>
          <table:table-cell office:value-type="float" office:value="998189" calcext:value-type="float">
            <text:p>998189</text:p>
          </table:table-cell>
          <table:table-cell office:value-type="string" calcext:value-type="string">
            <text:p>COAD/READ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style-name="ce3" office:value-type="string" calcext:value-type="string">
            <text:p>LS-411N</text:p>
          </table:table-cell>
          <table:table-cell office:value-type="float" office:value="907794" calcext:value-type="float">
            <text:p>907794</text:p>
          </table:table-cell>
          <table:table-cell office:value-type="string" calcext:value-type="string">
            <text:p>COAD/READ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style-name="ce3" office:value-type="string" calcext:value-type="string">
            <text:p>LS-513</text:p>
          </table:table-cell>
          <table:table-cell office:value-type="float" office:value="907795" calcext:value-type="float">
            <text:p>907795</text:p>
          </table:table-cell>
          <table:table-cell office:value-type="string" calcext:value-type="string">
            <text:p>COAD/READ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3" office:value-type="string" calcext:value-type="string">
            <text:p>NCI-H630</text:p>
          </table:table-cell>
          <table:table-cell office:value-type="float" office:value="908482" calcext:value-type="float">
            <text:p>908482</text:p>
          </table:table-cell>
          <table:table-cell office:value-type="string" calcext:value-type="string">
            <text:p>COAD/READ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NCI-H716</text:p>
          </table:table-cell>
          <table:table-cell office:value-type="float" office:value="908458" calcext:value-type="float">
            <text:p>908458</text:p>
          </table:table-cell>
          <table:table-cell office:value-type="string" calcext:value-type="string">
            <text:p>COAD/READ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NCI-H747</text:p>
          </table:table-cell>
          <table:table-cell office:value-type="float" office:value="908457" calcext:value-type="float">
            <text:p>908457</text:p>
          </table:table-cell>
          <table:table-cell office:value-type="string" calcext:value-type="string">
            <text:p>COAD/READ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RCM-1</text:p>
          </table:table-cell>
          <table:table-cell office:value-type="float" office:value="909263" calcext:value-type="float">
            <text:p>909263</text:p>
          </table:table-cell>
          <table:table-cell office:value-type="string" calcext:value-type="string">
            <text:p>COAD/READ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RKO</text:p>
          </table:table-cell>
          <table:table-cell office:value-type="float" office:value="909698" calcext:value-type="float">
            <text:p>909698</text:p>
          </table:table-cell>
          <table:table-cell office:value-type="string" calcext:value-type="string">
            <text:p>COAD/READ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SK-CO-1</text:p>
          </table:table-cell>
          <table:table-cell office:value-type="float" office:value="909718" calcext:value-type="float">
            <text:p>909718</text:p>
          </table:table-cell>
          <table:table-cell office:value-type="string" calcext:value-type="string">
            <text:p>COAD/READ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style-name="ce3" office:value-type="string" calcext:value-type="string">
            <text:p>SNU-1040</text:p>
          </table:table-cell>
          <table:table-cell office:value-type="float" office:value="1659823" calcext:value-type="float">
            <text:p>1659823</text:p>
          </table:table-cell>
          <table:table-cell office:value-type="string" calcext:value-type="string">
            <text:p>COAD/READ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SNU-175</text:p>
          </table:table-cell>
          <table:table-cell office:value-type="float" office:value="1659928" calcext:value-type="float">
            <text:p>1659928</text:p>
          </table:table-cell>
          <table:table-cell office:value-type="string" calcext:value-type="string">
            <text:p>COAD/READ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style-name="ce3" office:value-type="string" calcext:value-type="string">
            <text:p>SNU-407</text:p>
          </table:table-cell>
          <table:table-cell office:value-type="float" office:value="1660034" calcext:value-type="float">
            <text:p>1660034</text:p>
          </table:table-cell>
          <table:table-cell office:value-type="string" calcext:value-type="string">
            <text:p>COAD/READ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style-name="ce3" office:value-type="string" calcext:value-type="string">
            <text:p>SNU-61</text:p>
          </table:table-cell>
          <table:table-cell office:value-type="float" office:value="1660035" calcext:value-type="float">
            <text:p>1660035</text:p>
          </table:table-cell>
          <table:table-cell office:value-type="string" calcext:value-type="string">
            <text:p>COAD/READ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ce3" office:value-type="string" calcext:value-type="string">
            <text:p>SNU-81</text:p>
          </table:table-cell>
          <table:table-cell office:value-type="float" office:value="1660036" calcext:value-type="float">
            <text:p>1660036</text:p>
          </table:table-cell>
          <table:table-cell office:value-type="string" calcext:value-type="string">
            <text:p>COAD/READ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style-name="ce3" office:value-type="string" calcext:value-type="string">
            <text:p>SNU-C1</text:p>
          </table:table-cell>
          <table:table-cell office:value-type="float" office:value="910905" calcext:value-type="float">
            <text:p>910905</text:p>
          </table:table-cell>
          <table:table-cell office:value-type="string" calcext:value-type="string">
            <text:p>COAD/READ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SNU-C2B</text:p>
          </table:table-cell>
          <table:table-cell office:value-type="float" office:value="909740" calcext:value-type="float">
            <text:p>909740</text:p>
          </table:table-cell>
          <table:table-cell office:value-type="string" calcext:value-type="string">
            <text:p>COAD/READ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SNU-C5</text:p>
          </table:table-cell>
          <table:table-cell office:value-type="float" office:value="1674021" calcext:value-type="float">
            <text:p>1674021</text:p>
          </table:table-cell>
          <table:table-cell office:value-type="string" calcext:value-type="string">
            <text:p>COAD/READ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style-name="ce3" office:value-type="string" calcext:value-type="string">
            <text:p>SW1116</text:p>
          </table:table-cell>
          <table:table-cell office:value-type="float" office:value="909746" calcext:value-type="float">
            <text:p>909746</text:p>
          </table:table-cell>
          <table:table-cell office:value-type="string" calcext:value-type="string">
            <text:p>COAD/READ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style-name="ce3" office:value-type="string" calcext:value-type="string">
            <text:p>SW1417</text:p>
          </table:table-cell>
          <table:table-cell office:value-type="float" office:value="909747" calcext:value-type="float">
            <text:p>909747</text:p>
          </table:table-cell>
          <table:table-cell office:value-type="string" calcext:value-type="string">
            <text:p>COAD/READ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style-name="ce3" office:value-type="string" calcext:value-type="string">
            <text:p>SW1463</text:p>
          </table:table-cell>
          <table:table-cell office:value-type="float" office:value="909748" calcext:value-type="float">
            <text:p>909748</text:p>
          </table:table-cell>
          <table:table-cell office:value-type="string" calcext:value-type="string">
            <text:p>COAD/READ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SW48</text:p>
          </table:table-cell>
          <table:table-cell office:value-type="float" office:value="909751" calcext:value-type="float">
            <text:p>909751</text:p>
          </table:table-cell>
          <table:table-cell office:value-type="string" calcext:value-type="string">
            <text:p>COAD/READ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SW837</text:p>
          </table:table-cell>
          <table:table-cell office:value-type="float" office:value="909755" calcext:value-type="float">
            <text:p>909755</text:p>
          </table:table-cell>
          <table:table-cell office:value-type="string" calcext:value-type="string">
            <text:p>COAD/READ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style-name="ce3" office:value-type="string" calcext:value-type="string">
            <text:p>SW948</text:p>
          </table:table-cell>
          <table:table-cell office:value-type="float" office:value="909757" calcext:value-type="float">
            <text:p>909757</text:p>
          </table:table-cell>
          <table:table-cell office:value-type="string" calcext:value-type="string">
            <text:p>COAD/READ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3" office:value-type="string" calcext:value-type="string">
            <text:p>T84</text:p>
          </table:table-cell>
          <table:table-cell office:value-type="float" office:value="909761" calcext:value-type="float">
            <text:p>909761</text:p>
          </table:table-cell>
          <table:table-cell office:value-type="string" calcext:value-type="string">
            <text:p>COAD/READ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769-P</text:p>
          </table:table-cell>
          <table:table-cell office:value-type="float" office:value="910922" calcext:value-type="float">
            <text:p>910922</text:p>
          </table:table-cell>
          <table:table-cell office:value-type="string" calcext:value-type="string">
            <text:p>KIRC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786-0</text:p>
          </table:table-cell>
          <table:table-cell office:value-type="float" office:value="905947" calcext:value-type="float">
            <text:p>905947</text:p>
          </table:table-cell>
          <table:table-cell office:value-type="string" calcext:value-type="string">
            <text:p>KIRC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A498</text:p>
          </table:table-cell>
          <table:table-cell office:value-type="float" office:value="905948" calcext:value-type="float">
            <text:p>905948</text:p>
          </table:table-cell>
          <table:table-cell office:value-type="string" calcext:value-type="string">
            <text:p>KIRC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ACHN</text:p>
          </table:table-cell>
          <table:table-cell office:value-type="float" office:value="905950" calcext:value-type="float">
            <text:p>905950</text:p>
          </table:table-cell>
          <table:table-cell office:value-type="string" calcext:value-type="string">
            <text:p>KIRC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BB65-RCC</text:p>
          </table:table-cell>
          <table:table-cell office:value-type="float" office:value="753533" calcext:value-type="float">
            <text:p>753533</text:p>
          </table:table-cell>
          <table:table-cell office:value-type="string" calcext:value-type="string">
            <text:p>KIRC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BFTC-909</text:p>
          </table:table-cell>
          <table:table-cell office:value-type="float" office:value="910698" calcext:value-type="float">
            <text:p>910698</text:p>
          </table:table-cell>
          <table:table-cell office:value-type="string" calcext:value-type="string">
            <text:p>KIRC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CAKI-1</text:p>
          </table:table-cell>
          <table:table-cell office:value-type="float" office:value="905963" calcext:value-type="float">
            <text:p>905963</text:p>
          </table:table-cell>
          <table:table-cell office:value-type="string" calcext:value-type="string">
            <text:p>KIRC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CAL-54</text:p>
          </table:table-cell>
          <table:table-cell office:value-type="float" office:value="910952" calcext:value-type="float">
            <text:p>910952</text:p>
          </table:table-cell>
          <table:table-cell office:value-type="string" calcext:value-type="string">
            <text:p>KIRC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HA7-RCC</text:p>
          </table:table-cell>
          <table:table-cell office:value-type="float" office:value="753558" calcext:value-type="float">
            <text:p>753558</text:p>
          </table:table-cell>
          <table:table-cell office:value-type="string" calcext:value-type="string">
            <text:p>KIRC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KMRC-1</text:p>
          </table:table-cell>
          <table:table-cell office:value-type="float" office:value="1298168" calcext:value-type="float">
            <text:p>1298168</text:p>
          </table:table-cell>
          <table:table-cell office:value-type="string" calcext:value-type="string">
            <text:p>KIRC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KMRC-20</text:p>
          </table:table-cell>
          <table:table-cell office:value-type="float" office:value="1298169" calcext:value-type="float">
            <text:p>1298169</text:p>
          </table:table-cell>
          <table:table-cell office:value-type="string" calcext:value-type="string">
            <text:p>KIRC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LB1047-RCC</text:p>
          </table:table-cell>
          <table:table-cell office:value-type="float" office:value="753577" calcext:value-type="float">
            <text:p>753577</text:p>
          </table:table-cell>
          <table:table-cell office:value-type="string" calcext:value-type="string">
            <text:p>KIRC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LB2241-RCC</text:p>
          </table:table-cell>
          <table:table-cell office:value-type="float" office:value="753578" calcext:value-type="float">
            <text:p>753578</text:p>
          </table:table-cell>
          <table:table-cell office:value-type="string" calcext:value-type="string">
            <text:p>KIRC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LB996-RCC</text:p>
          </table:table-cell>
          <table:table-cell office:value-type="float" office:value="753585" calcext:value-type="float">
            <text:p>753585</text:p>
          </table:table-cell>
          <table:table-cell office:value-type="string" calcext:value-type="string">
            <text:p>KIRC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NCC021</text:p>
          </table:table-cell>
          <table:table-cell office:value-type="float" office:value="1509074" calcext:value-type="float">
            <text:p>1509074</text:p>
          </table:table-cell>
          <table:table-cell office:value-type="string" calcext:value-type="string">
            <text:p>KIRC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OS-RC-2</text:p>
          </table:table-cell>
          <table:table-cell office:value-type="float" office:value="909250" calcext:value-type="float">
            <text:p>909250</text:p>
          </table:table-cell>
          <table:table-cell office:value-type="string" calcext:value-type="string">
            <text:p>KIRC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RCC10RGB</text:p>
          </table:table-cell>
          <table:table-cell office:value-type="float" office:value="909974" calcext:value-type="float">
            <text:p>909974</text:p>
          </table:table-cell>
          <table:table-cell office:value-type="string" calcext:value-type="string">
            <text:p>KIRC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RCC-AB</text:p>
          </table:table-cell>
          <table:table-cell office:value-type="float" office:value="1524418" calcext:value-type="float">
            <text:p>1524418</text:p>
          </table:table-cell>
          <table:table-cell office:value-type="string" calcext:value-type="string">
            <text:p>KIRC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RCC-ER</text:p>
          </table:table-cell>
          <table:table-cell office:value-type="float" office:value="1524417" calcext:value-type="float">
            <text:p>1524417</text:p>
          </table:table-cell>
          <table:table-cell office:value-type="string" calcext:value-type="string">
            <text:p>KIRC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RCC-FG2</text:p>
          </table:table-cell>
          <table:table-cell office:value-type="float" office:value="1524414" calcext:value-type="float">
            <text:p>1524414</text:p>
          </table:table-cell>
          <table:table-cell office:value-type="string" calcext:value-type="string">
            <text:p>KIRC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RCC-JW</text:p>
          </table:table-cell>
          <table:table-cell office:value-type="float" office:value="1524416" calcext:value-type="float">
            <text:p>1524416</text:p>
          </table:table-cell>
          <table:table-cell office:value-type="string" calcext:value-type="string">
            <text:p>KIRC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RCC-MF</text:p>
          </table:table-cell>
          <table:table-cell office:value-type="float" office:value="1524419" calcext:value-type="float">
            <text:p>1524419</text:p>
          </table:table-cell>
          <table:table-cell office:value-type="string" calcext:value-type="string">
            <text:p>KIRC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RXF393</text:p>
          </table:table-cell>
          <table:table-cell office:value-type="float" office:value="905978" calcext:value-type="float">
            <text:p>905978</text:p>
          </table:table-cell>
          <table:table-cell office:value-type="string" calcext:value-type="string">
            <text:p>KIRC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SN12C</text:p>
          </table:table-cell>
          <table:table-cell office:value-type="float" office:value="905979" calcext:value-type="float">
            <text:p>905979</text:p>
          </table:table-cell>
          <table:table-cell office:value-type="string" calcext:value-type="string">
            <text:p>KIRC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TK10</text:p>
          </table:table-cell>
          <table:table-cell office:value-type="float" office:value="905980" calcext:value-type="float">
            <text:p>905980</text:p>
          </table:table-cell>
          <table:table-cell office:value-type="string" calcext:value-type="string">
            <text:p>KIRC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VMRC-RCZ</text:p>
          </table:table-cell>
          <table:table-cell office:value-type="float" office:value="909781" calcext:value-type="float">
            <text:p>909781</text:p>
          </table:table-cell>
          <table:table-cell office:value-type="string" calcext:value-type="string">
            <text:p>KIRC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BE2-M17</text:p>
          </table:table-cell>
          <table:table-cell office:value-type="float" office:value="753616" calcext:value-type="float">
            <text:p>753616</text:p>
          </table:table-cell>
          <table:table-cell office:value-type="string" calcext:value-type="string">
            <text:p>NB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CHP-126</text:p>
          </table:table-cell>
          <table:table-cell office:value-type="float" office:value="910567" calcext:value-type="float">
            <text:p>910567</text:p>
          </table:table-cell>
          <table:table-cell office:value-type="string" calcext:value-type="string">
            <text:p>NB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CHP-134</text:p>
          </table:table-cell>
          <table:table-cell office:value-type="float" office:value="910941" calcext:value-type="float">
            <text:p>910941</text:p>
          </table:table-cell>
          <table:table-cell office:value-type="string" calcext:value-type="string">
            <text:p>NB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CHP-212</text:p>
          </table:table-cell>
          <table:table-cell office:value-type="float" office:value="906820" calcext:value-type="float">
            <text:p>906820</text:p>
          </table:table-cell>
          <table:table-cell office:value-type="string" calcext:value-type="string">
            <text:p>NB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GI-ME-N</text:p>
          </table:table-cell>
          <table:table-cell office:value-type="float" office:value="906872" calcext:value-type="float">
            <text:p>906872</text:p>
          </table:table-cell>
          <table:table-cell office:value-type="string" calcext:value-type="string">
            <text:p>NB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GOTO</text:p>
          </table:table-cell>
          <table:table-cell office:value-type="float" office:value="906875" calcext:value-type="float">
            <text:p>906875</text:p>
          </table:table-cell>
          <table:table-cell office:value-type="string" calcext:value-type="string">
            <text:p>NB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IMR-5</text:p>
          </table:table-cell>
          <table:table-cell office:value-type="float" office:value="907170" calcext:value-type="float">
            <text:p>907170</text:p>
          </table:table-cell>
          <table:table-cell office:value-type="string" calcext:value-type="string">
            <text:p>NB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KELLY</text:p>
          </table:table-cell>
          <table:table-cell office:value-type="float" office:value="753618" calcext:value-type="float">
            <text:p>753618</text:p>
          </table:table-cell>
          <table:table-cell office:value-type="string" calcext:value-type="string">
            <text:p>NB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KP-N-YN</text:p>
          </table:table-cell>
          <table:table-cell office:value-type="float" office:value="907314" calcext:value-type="float">
            <text:p>907314</text:p>
          </table:table-cell>
          <table:table-cell office:value-type="string" calcext:value-type="string">
            <text:p>NB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LAN-6</text:p>
          </table:table-cell>
          <table:table-cell office:value-type="float" office:value="949170" calcext:value-type="float">
            <text:p>949170</text:p>
          </table:table-cell>
          <table:table-cell office:value-type="string" calcext:value-type="string">
            <text:p>NB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MHH-NB-11</text:p>
          </table:table-cell>
          <table:table-cell office:value-type="float" office:value="908135" calcext:value-type="float">
            <text:p>908135</text:p>
          </table:table-cell>
          <table:table-cell office:value-type="string" calcext:value-type="string">
            <text:p>NB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NB(TU)1-10</text:p>
          </table:table-cell>
          <table:table-cell office:value-type="float" office:value="1240181" calcext:value-type="float">
            <text:p>1240181</text:p>
          </table:table-cell>
          <table:table-cell office:value-type="string" calcext:value-type="string">
            <text:p>NB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NB1</text:p>
          </table:table-cell>
          <table:table-cell office:value-type="float" office:value="949179" calcext:value-type="float">
            <text:p>949179</text:p>
          </table:table-cell>
          <table:table-cell office:value-type="string" calcext:value-type="string">
            <text:p>NB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NB10</text:p>
          </table:table-cell>
          <table:table-cell office:value-type="float" office:value="949171" calcext:value-type="float">
            <text:p>949171</text:p>
          </table:table-cell>
          <table:table-cell office:value-type="string" calcext:value-type="string">
            <text:p>NB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NB12</text:p>
          </table:table-cell>
          <table:table-cell office:value-type="float" office:value="949172" calcext:value-type="float">
            <text:p>949172</text:p>
          </table:table-cell>
          <table:table-cell office:value-type="string" calcext:value-type="string">
            <text:p>NB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NB13</text:p>
          </table:table-cell>
          <table:table-cell office:value-type="float" office:value="949177" calcext:value-type="float">
            <text:p>949177</text:p>
          </table:table-cell>
          <table:table-cell office:value-type="string" calcext:value-type="string">
            <text:p>NB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NB17</text:p>
          </table:table-cell>
          <table:table-cell office:value-type="float" office:value="949175" calcext:value-type="float">
            <text:p>949175</text:p>
          </table:table-cell>
          <table:table-cell office:value-type="string" calcext:value-type="string">
            <text:p>NB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NB5</text:p>
          </table:table-cell>
          <table:table-cell office:value-type="float" office:value="949176" calcext:value-type="float">
            <text:p>949176</text:p>
          </table:table-cell>
          <table:table-cell office:value-type="string" calcext:value-type="string">
            <text:p>NB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NB6</text:p>
          </table:table-cell>
          <table:table-cell office:value-type="float" office:value="949173" calcext:value-type="float">
            <text:p>949173</text:p>
          </table:table-cell>
          <table:table-cell office:value-type="string" calcext:value-type="string">
            <text:p>NB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NB69</text:p>
          </table:table-cell>
          <table:table-cell office:value-type="float" office:value="908440" calcext:value-type="float">
            <text:p>908440</text:p>
          </table:table-cell>
          <table:table-cell office:value-type="string" calcext:value-type="string">
            <text:p>NB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NB7</text:p>
          </table:table-cell>
          <table:table-cell office:value-type="float" office:value="949174" calcext:value-type="float">
            <text:p>949174</text:p>
          </table:table-cell>
          <table:table-cell office:value-type="string" calcext:value-type="string">
            <text:p>NB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NH-12</text:p>
          </table:table-cell>
          <table:table-cell office:value-type="float" office:value="908447" calcext:value-type="float">
            <text:p>908447</text:p>
          </table:table-cell>
          <table:table-cell office:value-type="string" calcext:value-type="string">
            <text:p>NB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SIMA</text:p>
          </table:table-cell>
          <table:table-cell office:value-type="float" office:value="753620" calcext:value-type="float">
            <text:p>753620</text:p>
          </table:table-cell>
          <table:table-cell office:value-type="string" calcext:value-type="string">
            <text:p>NB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SK-N-AS</text:p>
          </table:table-cell>
          <table:table-cell office:value-type="float" office:value="724828" calcext:value-type="float">
            <text:p>724828</text:p>
          </table:table-cell>
          <table:table-cell office:value-type="string" calcext:value-type="string">
            <text:p>NB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SK-N-DZ</text:p>
          </table:table-cell>
          <table:table-cell office:value-type="float" office:value="688086" calcext:value-type="float">
            <text:p>688086</text:p>
          </table:table-cell>
          <table:table-cell office:value-type="string" calcext:value-type="string">
            <text:p>NB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SK-N-FI</text:p>
          </table:table-cell>
          <table:table-cell office:value-type="float" office:value="688087" calcext:value-type="float">
            <text:p>688087</text:p>
          </table:table-cell>
          <table:table-cell office:value-type="string" calcext:value-type="string">
            <text:p>NB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SK-N-SH</text:p>
          </table:table-cell>
          <table:table-cell office:value-type="float" office:value="717431" calcext:value-type="float">
            <text:p>717431</text:p>
          </table:table-cell>
          <table:table-cell office:value-type="string" calcext:value-type="string">
            <text:p>NB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TGW</text:p>
          </table:table-cell>
          <table:table-cell office:value-type="float" office:value="910780" calcext:value-type="float">
            <text:p>910780</text:p>
          </table:table-cell>
          <table:table-cell office:value-type="string" calcext:value-type="string">
            <text:p>NB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SW620</text:p>
          </table:table-cell>
          <table:table-cell office:value-type="float" office:value="905962" calcext:value-type="float">
            <text:p>905962</text:p>
          </table:table-cell>
          <table:table-cell office:value-type="string" calcext:value-type="string">
            <text:p>COAD/READ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RCC-JF</text:p>
          </table:table-cell>
          <table:table-cell office:value-type="float" office:value="1524415" calcext:value-type="float">
            <text:p>1524415</text:p>
          </table:table-cell>
          <table:table-cell office:value-type="string" calcext:value-type="string">
            <text:p>KIRC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SW156</text:p>
          </table:table-cell>
          <table:table-cell office:value-type="float" office:value="1240220" calcext:value-type="float">
            <text:p>1240220</text:p>
          </table:table-cell>
          <table:table-cell office:value-type="string" calcext:value-type="string">
            <text:p>KIRC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JIMT-1</text:p>
          </table:table-cell>
          <table:table-cell office:value-type="float" office:value="1298157" calcext:value-type="float">
            <text:p>1298157</text:p>
          </table:table-cell>
          <table:table-cell office:value-type="string" calcext:value-type="string">
            <text:p>BRC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4-17T15:33:29.964779523</dc:date>
    <meta:editing-duration>PT3M26S</meta:editing-duration>
    <meta:editing-cycles>1</meta:editing-cycles>
    <meta:generator>LibreOffice/6.4.6.2$Linux_X86_64 LibreOffice_project/40$Build-2</meta:generator>
    <meta:document-statistic meta:table-count="1" meta:cell-count="595" meta:object-count="0"/>
  </office:meta>
</office:document-meta>
</file>